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25-08-1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25-06-2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25-04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25-02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24-12-1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24-10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9-09-0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9-07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9-05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9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9-02-0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8-11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8-09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8-07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8-05-0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8-03-0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8-01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7-11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7-09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7-07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7-05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7-03-13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7-01-1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6-11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6-09-0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6-07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6-05-1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6-03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6-01-0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5-11-04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5-08-1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5-07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5-05-1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5-03-09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5-01-2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4-11-0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4-09-0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4-08-1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4-05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4-03-0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4-01-0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3-11-0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3-09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3-07-17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3-05-1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3-03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3-0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2-11-0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2-09-0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2-07-3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2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2-03-09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1-11-1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1-09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1-07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1-05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1-03-0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1-02-2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0-11-0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0-09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0-07-0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0-05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0-03-0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10-01-1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9-09-04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9-07-0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9-05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9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9-01-2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8-11-1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8-09-0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8-07-0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8-05-1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8-03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8-01-2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1987-05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198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1987-05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1987-04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1987-04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1987-04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50104230701</text:p>
          </table:table-cell>
          <table:table-cell office:value-type="string" calcext:value-type="string">
            <text:p>SC01206219CCC2 (BLACK SQUIRREL)</text:p>
          </table:table-cell>
          <table:table-cell office:value-type="string" calcext:value-type="string">
            <text:p>1987-04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